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Century Gothic" svg:font-family="Century Gothic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38in"/>
    </style:style>
    <style:style style:name="TBL_0_0_col_2" style:family="table-column">
      <style:table-column-properties style:column-width="0.22in"/>
    </style:style>
    <style:style style:name="TBL_0_0_col_3" style:family="table-column">
      <style:table-column-properties style:column-width="0.15in"/>
    </style:style>
    <style:style style:name="TBL_0_0_col_4" style:family="table-column">
      <style:table-column-properties style:column-width="0.15in"/>
    </style:style>
    <style:style style:name="TBL_0_0_col_5" style:family="table-column">
      <style:table-column-properties style:column-width="0.8in"/>
    </style:style>
    <style:style style:name="TBL_0_0_col_6" style:family="table-column">
      <style:table-column-properties style:column-width="0.2in"/>
    </style:style>
    <style:style style:name="TBL_0_0_col_7" style:family="table-column">
      <style:table-column-properties style:column-width="0.9in"/>
    </style:style>
    <style:style style:name="TBL_0_0_col_8" style:family="table-column">
      <style:table-column-properties style:column-width="1.66in"/>
    </style:style>
    <style:style style:name="TBL_0_0_col_9" style:family="table-column">
      <style:table-column-properties style:column-width="0.25in"/>
    </style:style>
    <style:style style:name="TBL_0_0_col_10" style:family="table-column">
      <style:table-column-properties style:column-width="0.2in"/>
    </style:style>
    <style:style style:name="TBL_0_0_col_11" style:family="table-column">
      <style:table-column-properties style:column-width="1.19in"/>
    </style:style>
    <style:style style:name="TBL_0_0_col_12" style:family="table-column">
      <style:table-column-properties style:column-width="0.51in"/>
    </style:style>
    <style:style style:name="TBL_0_0_col_13" style:family="table-column">
      <style:table-column-properties style:column-width="0.04in"/>
    </style:style>
    <style:style style:name="TBL_0_0_col_14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start"/>
    </style:style>
    <style:style style:name="TBL_0_0_row_1" style:family="table-row">
      <style:table-row-properties style:use-optimal-row-height="false" style:row-height="0.59in"/>
    </style:style>
    <style:style style:name="C1" style:family="table-cell">
      <style:table-cell-properties fo:wrap-option="wrap" style:shrink-to-fit="false" fo:background-color="#006699" style:vertical-align="top"/>
      <style:paragraph-properties fo:text-align="start"/>
    </style:style>
    <style:style style:name="C2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FFFFFF" style:font-name="Century Gothic" fo:font-size="24.0pt" style:font-size-asian="24.0pt" style:font-size-complex="24.0pt" fo:font-weight="bold">
</style:text-properties>
    </style:style>
    <style:style style:name="TBL_0_0_row_2" style:family="table-row">
      <style:table-row-properties style:use-optimal-row-height="false" style:row-height="0.27in"/>
    </style:style>
    <style:style style:name="C3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FFFFFF" style:font-name="Century Gothic" fo:font-size="14.0pt" style:font-size-asian="14.0pt" style:font-size-complex="14.0pt">
</style:text-properties>
    </style:style>
    <style:style style:name="TBL_0_0_row_3" style:family="table-row">
      <style:table-row-properties style:use-optimal-row-height="false" style:row-height="0.12in"/>
    </style:style>
    <style:style style:name="TBL_0_0_row_4" style:family="table-row">
      <style:table-row-properties style:use-optimal-row-height="false" style:row-height="0.18in"/>
    </style:style>
    <style:style style:name="C4" style:family="table-cell">
      <style:table-cell-properties fo:wrap-option="wrap" style:shrink-to-fit="false" style:vertical-align="top"/>
      <style:paragraph-properties fo:text-align="start"/>
    </style:style>
    <style:style style:name="TBL_0_0_row_5" style:family="table-row">
      <style:table-row-properties style:use-optimal-row-height="false" style:row-height="0.01in"/>
    </style:style>
    <style:style style:name="C5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fo:color="#006699" style:font-name="Century Gothic" fo:font-size="14.0pt" style:font-size-asian="14.0pt" style:font-size-complex="14.0pt" fo:font-weight="bold" fo:background-color="#E6E6E6">
</style:text-properties>
    </style:style>
    <style:style style:name="TBL_0_0_row_6" style:family="table-row">
      <style:table-row-properties style:use-optimal-row-height="false" style:row-height="0.26in"/>
    </style:style>
    <style:style style:name="TBL_0_0_row_7" style:family="table-row">
      <style:table-row-properties style:use-optimal-row-height="false" style:row-height="0.01in"/>
    </style:style>
    <style:style style:name="TBL_0_0_row_8" style:family="table-row">
      <style:table-row-properties style:use-optimal-row-height="false" style:row-height="0.26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3" style:family="text">
      <style:text-properties style:font-name="Century Gothic" fo:font-size="14.0pt" style:font-size-asian="14.0pt" style:font-size-complex="14.0pt">
</style:text-properties>
    </style:style>
    <style:style style:name="TBL_0_0_row_9" style:family="table-row">
      <style:table-row-properties style:use-optimal-row-height="false" style:row-height="0.01in"/>
    </style:style>
    <style:style style:name="TBL_0_0_row_10" style:family="table-row">
      <style:table-row-properties style:use-optimal-row-height="false" style:row-height="0.26in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26in"/>
    </style:style>
    <style:style style:name="TBL_0_0_row_13" style:family="table-row">
      <style:table-row-properties style:use-optimal-row-height="false" style:row-height="0.01in"/>
    </style:style>
    <style:style style:name="TBL_0_0_row_14" style:family="table-row">
      <style:table-row-properties style:use-optimal-row-height="false" style:row-height="8.65in"/>
    </style:style>
    <style:style style:name="TBL_0_0_row_15" style:family="table-row">
      <style:table-row-properties style:use-optimal-row-height="false" style:row-height="0.18in"/>
    </style:style>
    <style:style style:name="T4" style:family="text">
      <style:text-properties style:font-name="SansSerif" fo:font-size="10.0pt" style:font-size-asian="10.0pt" style:font-size-complex="10.0pt">
</style:text-properties>
    </style:style>
    <style:style style:name="C7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start"/>
    </style:style>
    <style:style style:name="T5" style:family="text">
      <style:text-properties style:font-name="SansSerif" fo:font-size="10.0pt" style:font-size-asian="10.0pt" style:font-size-complex="10.0pt" fo:background-color="#E6E6E6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/>
          <table:table-cell table:style-name="C1"/>
          <table:table-cell table:style-name="C2" table:number-columns-spanned="8">
            <text:p text:style-name="P0"><text:span text:style-name="T0">LAPORAN DATA PEGAWA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0_row_2">
          <table:table-cell table:style-name="C0"/>
          <table:table-cell table:style-name="C1"/>
          <table:table-cell table:style-name="C1"/>
          <table:table-cell table:style-name="C1"/>
          <table:table-cell table:style-name="C3" table:number-columns-spanned="5">
            <text:p text:style-name="P1"><text:span text:style-name="T1">SISTEM SELEKSI PEGAWAI TELADAN</text:span></text:p>
          </table:table-cell>
          <table:covered-table-cell/>
          <table:covered-table-cell/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</table:table-row>
        <table:table-row table:style-name="TBL_0_0_row_5">
          <table:table-cell table:style-name="C4"/>
          <table:table-cell table:style-name="C5" table:number-columns-spanned="2" table:number-rows-spanned="2">
            <text:p text:style-name="P2"><text:span text:style-name="T2">ID Pegawai</text:span></text:p>
          </table:table-cell>
          <table:covered-table-cell/>
          <table:table-cell table:style-name="C4"/>
          <table:table-cell table:style-name="C5" table:number-columns-spanned="2" table:number-rows-spanned="2">
            <text:p text:style-name="P2"><text:span text:style-name="T2">Nama</text:span></text:p>
          </table:table-cell>
          <table:covered-table-cell/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3" table:number-rows-spanned="2">
            <text:p text:style-name="P2"><text:span text:style-name="T2">Alamat</text:span></text:p>
          </table:table-cell>
          <table:covered-table-cell/>
          <table:covered-table-cell/>
          <table:table-cell table:style-name="C4"/>
          <table:table-cell table:style-name="C4"/>
        </table:table-row>
        <table:table-row table:style-name="TBL_0_0_row_6">
          <table:table-cell table:style-name="C4"/>
          <table:covered-table-cell/>
          <table:covered-table-cell/>
          <table:table-cell table:style-name="C4"/>
          <table:covered-table-cell/>
          <table:covered-table-cell/>
          <table:table-cell table:style-name="C4"/>
          <table:table-cell table:style-name="C5" table:number-columns-spanned="2" table:number-rows-spanned="2">
            <text:p text:style-name="P2"><text:span text:style-name="T2">Jenis Kelamin</text:span></text:p>
          </table:table-cell>
          <table:covered-table-cell/>
          <table:table-cell table:style-name="C4"/>
          <table:covered-table-cell/>
          <table:covered-table-cell/>
          <table:covered-table-cell/>
          <table:table-cell table:style-name="C4"/>
          <table:table-cell table:style-name="C4"/>
        </table:table-row>
        <table:table-row table:style-name="TBL_0_0_row_7"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covered-table-cell/>
          <table:covered-table-cell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</table:table-row>
        <table:table-row table:style-name="TBL_0_0_row_8">
          <table:table-cell table:style-name="C4"/>
          <table:table-cell table:style-name="C6" table:number-columns-spanned="4" table:number-rows-spanned="2">
            <text:p text:style-name="P0"><text:span text:style-name="T3">P001</text:span></text:p>
          </table:table-cell>
          <table:covered-table-cell/>
          <table:covered-table-cell/>
          <table:covered-table-cell/>
          <table:table-cell table:style-name="C6" table:number-columns-spanned="3" table:number-rows-spanned="2">
            <text:p text:style-name="P0"><text:span text:style-name="T3">Zunia</text:span></text:p>
          </table:table-cell>
          <table:covered-table-cell/>
          <table:covered-table-cell/>
          <table:table-cell table:style-name="C6" table:number-columns-spanned="2" table:number-rows-spanned="2">
            <text:p text:style-name="P0"><text:span text:style-name="T3">P</text:span></text:p>
          </table:table-cell>
          <table:covered-table-cell/>
          <table:table-cell table:style-name="C6" table:number-columns-spanned="3" table:number-rows-spanned="2">
            <text:p text:style-name="P0"><text:span text:style-name="T3">Bendosari</text:span></text:p>
          </table:table-cell>
          <table:covered-table-cell/>
          <table:covered-table-cell/>
          <table:table-cell table:style-name="C4"/>
          <table:table-cell table:style-name="C4"/>
        </table:table-row>
        <table:table-row table:style-name="TBL_0_0_row_9">
          <table:table-cell table:style-name="C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/>
          <table:table-cell table:style-name="C4"/>
        </table:table-row>
        <table:table-row table:style-name="TBL_0_0_row_10">
          <table:table-cell table:style-name="C4"/>
          <table:table-cell table:style-name="C6" table:number-columns-spanned="4" table:number-rows-spanned="2">
            <text:p text:style-name="P0"><text:span text:style-name="T3">P002</text:span></text:p>
          </table:table-cell>
          <table:covered-table-cell/>
          <table:covered-table-cell/>
          <table:covered-table-cell/>
          <table:table-cell table:style-name="C6" table:number-columns-spanned="3" table:number-rows-spanned="2">
            <text:p text:style-name="P0"><text:span text:style-name="T3">Ify</text:span></text:p>
          </table:table-cell>
          <table:covered-table-cell/>
          <table:covered-table-cell/>
          <table:table-cell table:style-name="C6" table:number-columns-spanned="2" table:number-rows-spanned="2">
            <text:p text:style-name="P0"><text:span text:style-name="T3">P</text:span></text:p>
          </table:table-cell>
          <table:covered-table-cell/>
          <table:table-cell table:style-name="C6" table:number-columns-spanned="3" table:number-rows-spanned="2">
            <text:p text:style-name="P0"><text:span text:style-name="T3">Yogyakarta</text:span></text:p>
          </table:table-cell>
          <table:covered-table-cell/>
          <table:covered-table-cell/>
          <table:table-cell table:style-name="C4"/>
          <table:table-cell table:style-name="C4"/>
        </table:table-row>
        <table:table-row table:style-name="TBL_0_0_row_11">
          <table:table-cell table:style-name="C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/>
          <table:table-cell table:style-name="C4"/>
        </table:table-row>
        <table:table-row table:style-name="TBL_0_0_row_12">
          <table:table-cell table:style-name="C4"/>
          <table:table-cell table:style-name="C6" table:number-columns-spanned="4" table:number-rows-spanned="2">
            <text:p text:style-name="P0"><text:span text:style-name="T3">P003</text:span></text:p>
          </table:table-cell>
          <table:covered-table-cell/>
          <table:covered-table-cell/>
          <table:covered-table-cell/>
          <table:table-cell table:style-name="C6" table:number-columns-spanned="3" table:number-rows-spanned="2">
            <text:p text:style-name="P0"><text:span text:style-name="T3">Ahmad</text:span></text:p>
          </table:table-cell>
          <table:covered-table-cell/>
          <table:covered-table-cell/>
          <table:table-cell table:style-name="C6" table:number-columns-spanned="2" table:number-rows-spanned="2">
            <text:p text:style-name="P0"><text:span text:style-name="T3">L</text:span></text:p>
          </table:table-cell>
          <table:covered-table-cell/>
          <table:table-cell table:style-name="C6" table:number-columns-spanned="3" table:number-rows-spanned="2">
            <text:p text:style-name="P0"><text:span text:style-name="T3">Lampung</text:span></text:p>
          </table:table-cell>
          <table:covered-table-cell/>
          <table:covered-table-cell/>
          <table:table-cell table:style-name="C4"/>
          <table:table-cell table:style-name="C4"/>
        </table:table-row>
        <table:table-row table:style-name="TBL_0_0_row_13">
          <table:table-cell table:style-name="C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/>
          <table:table-cell table:style-name="C4"/>
        </table:table-row>
        <table:table-row table:style-name="TBL_0_0_row_14"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</table:table-row>
        <table:table-row table:style-name="TBL_0_0_row_15">
          <table:table-cell table:style-name="C4"/>
          <table:table-cell table:style-name="C6">
            <text:p text:style-name="P0"><text:span text:style-name="T4">Thursday 04 August 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7" table:number-columns-spanned="2">
            <text:p text:style-name="P0"><text:span text:style-name="T5"> 1</text:span></text:p>
          </table:table-cell>
          <table:covered-table-cell/>
          <table:table-cell table:style-name="C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